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40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.5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127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6.53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9.114cm"/>
    </style:style>
    <style:style style:name="ro1" style:family="table-row">
      <style:table-row-properties style:row-height="2.039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37"/>
    <style:style style:name="ce4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fit-to-size="shrink-to-fi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_2" table:style-name="ta1">
        <table:shapes>
          <draw:frame draw:z-index="0" draw:style-name="gr1" draw:text-style-name="P1" svg:width="31.676cm" svg:height="21.877cm" svg:x="5.273cm" svg:y="15.129cm">
            <draw:object draw:notify-on-update-of-ranges="Feuille1_2.C2:Feuille1_2.C12 Feuille1_2.I2:Feuille1_2.I12 Feuille1_2.M13:Feuille1_2.M13 Feuille1_2.L2:Feuille1_2.L12 Feuille1_2.G2:Feuille1_2.G12 Feuille1_2.E13:Feuille1_2.E13 Feuille1_2.E2:Feuille1_2.E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number-columns-repeated="3" table:default-cell-style-name="ce10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8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2:.F2])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31" table:formula="of:=IF([.J2]=1;1;0)" office:value-type="boolean" office:boolean-value="false" calcext:value-type="boolean">
            <text:p>FAUX</text:p>
          </table:table-cell>
          <table:table-cell table:style-name="ce33" table:formula="of:=[.D2]*[.J2]" office:value-type="percentage" office:value="0.002" calcext:value-type="percentage">
            <text:p>0%</text:p>
          </table:table-cell>
          <table:table-cell table:style-name="ce34" table:formula="of:=SUM([.J$2:.J2])" office:value-type="percentage" office:value="0.2" calcext:value-type="percentage">
            <text:p>20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table:formula="of:=SUM ([.H$2:.H3])" office:value-type="float" office:value="11" calcext:value-type="float">
            <text:p>11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3]=1;1;0)" office:value-type="boolean" office:boolean-value="true" calcext:value-type="boolean">
            <text:p>VRAI</text:p>
          </table:table-cell>
          <table:table-cell table:style-name="ce33" table:formula="of:=[.D3]*[.J3]+[.L2]" office:value-type="percentage" office:value="0.202" calcext:value-type="percentage">
            <text:p>20%</text:p>
          </table:table-cell>
          <table:table-cell table:style-name="ce35" table:formula="of:=IF([.K3];[.D3]*[.J3];0)+[.M2]" office:value-type="percentage" office:value="0.4" calcext:value-type="percentage">
            <text:p>40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4]=1;1;0)" office:value-type="boolean" office:boolean-value="true" calcext:value-type="boolean">
            <text:p>VRAI</text:p>
          </table:table-cell>
          <table:table-cell table:style-name="ce33" table:formula="of:=[.D4]*[.J4]+[.L3]" office:value-type="percentage" office:value="0.312" calcext:value-type="percentage">
            <text:p>31%</text:p>
          </table:table-cell>
          <table:table-cell table:style-name="ce35" table:formula="of:=IF([.K4];[.D4]*[.J4];0)+[.M3]" office:value-type="percentage" office:value="0.51" calcext:value-type="percentage">
            <text:p>51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8" calcext:value-type="float">
            <text:p>18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5]=1;1;0)" office:value-type="boolean" office:boolean-value="true" calcext:value-type="boolean">
            <text:p>VRAI</text:p>
          </table:table-cell>
          <table:table-cell table:style-name="ce33" table:formula="of:=[.D5]*[.J5]+[.L4]" office:value-type="percentage" office:value="0.612" calcext:value-type="percentage">
            <text:p>61%</text:p>
          </table:table-cell>
          <table:table-cell table:style-name="ce35" table:formula="of:=IF([.K5];[.D5]*[.J5];0)+[.M4]" office:value-type="percentage" office:value="0.81" calcext:value-type="percentage">
            <text:p>81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21" calcext:value-type="float">
            <text:p>21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6]*[.J6]+[.L5]" office:value-type="percentage" office:value="0.632" calcext:value-type="percentage">
            <text:p>63%</text:p>
          </table:table-cell>
          <table:table-cell table:style-name="ce35" table:formula="of:=IF([.K6];[.D6]*[.J6];0)+[.M5]" office:value-type="percentage" office:value="0.83" calcext:value-type="percentage">
            <text:p>83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21" calcext:value-type="float">
            <text:p>21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7]=1;1;0)" office:value-type="boolean" office:boolean-value="false" calcext:value-type="boolean">
            <text:p>FAUX</text:p>
          </table:table-cell>
          <table:table-cell table:style-name="ce33" table:formula="of:=[.D7]*[.J7]+[.L6]" office:value-type="percentage" office:value="0.632" calcext:value-type="percentage">
            <text:p>63%</text:p>
          </table:table-cell>
          <table:table-cell table:style-name="ce35" table:formula="of:=IF([.K7];[.D7]*[.J7];0)+[.M6]" office:value-type="percentage" office:value="0.83" calcext:value-type="percentage">
            <text:p>83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21" calcext:value-type="float">
            <text:p>21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8]=1;1;0)" office:value-type="boolean" office:boolean-value="false" calcext:value-type="boolean">
            <text:p>FAUX</text:p>
          </table:table-cell>
          <table:table-cell table:style-name="ce33" table:formula="of:=[.D8]*[.J8]+[.L7]" office:value-type="percentage" office:value="0.632" calcext:value-type="percentage">
            <text:p>63%</text:p>
          </table:table-cell>
          <table:table-cell table:style-name="ce35" table:formula="of:=IF([.K8];[.D8]*[.J8];0)+[.M7]" office:value-type="percentage" office:value="0.83" calcext:value-type="percentage">
            <text:p>83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5" calcext:value-type="float">
            <text:p>25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9]*[.J9]+[.L8]" office:value-type="percentage" office:value="0.682" calcext:value-type="percentage">
            <text:p>68%</text:p>
          </table:table-cell>
          <table:table-cell table:style-name="ce35" table:formula="of:=IF([.K9];[.D9]*[.J9];0)+[.M8]" office:value-type="percentage" office:value="0.88" calcext:value-type="percentage">
            <text:p>88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25" calcext:value-type="float">
            <text:p>25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10]=1;1;0)" office:value-type="boolean" office:boolean-value="false" calcext:value-type="boolean">
            <text:p>FAUX</text:p>
          </table:table-cell>
          <table:table-cell table:style-name="ce33" table:formula="of:=[.D10]*[.J10]+[.L9]" office:value-type="percentage" office:value="0.682" calcext:value-type="percentage">
            <text:p>68%</text:p>
          </table:table-cell>
          <table:table-cell table:style-name="ce35" table:formula="of:=IF([.K10];[.D10]*[.J10];0)+[.M9]" office:value-type="percentage" office:value="0.88" calcext:value-type="percentage">
            <text:p>88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25" calcext:value-type="float">
            <text:p>25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11]=1;1;0)" office:value-type="boolean" office:boolean-value="false" calcext:value-type="boolean">
            <text:p>FAUX</text:p>
          </table:table-cell>
          <table:table-cell table:style-name="ce33" table:formula="of:=[.D11]*[.J11]+[.L10]" office:value-type="percentage" office:value="0.682" calcext:value-type="percentage">
            <text:p>68%</text:p>
          </table:table-cell>
          <table:table-cell table:style-name="ce35" table:formula="of:=IF([.K11];[.D11]*[.J11];0)+[.M10]" office:value-type="percentage" office:value="0.88" calcext:value-type="percentage">
            <text:p>88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4" calcext:value-type="float">
            <text:p>34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25" calcext:value-type="float">
            <text:p>25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12]=1;1;0)" office:value-type="boolean" office:boolean-value="false" calcext:value-type="boolean">
            <text:p>FAUX</text:p>
          </table:table-cell>
          <table:table-cell table:style-name="ce33" table:formula="of:=[.D12]*[.J12]+[.L11]" office:value-type="percentage" office:value="0.682" calcext:value-type="percentage">
            <text:p>68%</text:p>
          </table:table-cell>
          <table:table-cell table:style-name="ce35" table:formula="of:=IF([.K12];[.D12]*[.J12];0)+[.M11]" office:value-type="percentage" office:value="0.88" calcext:value-type="percentage">
            <text:p>88%</text:p>
          </table:table-cell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ce5" table:number-columns-repeated="1024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3" table:number-rows-repeated="7">
          <table:table-cell table:style-name="ce5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3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3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4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1" table:style-name="ta1">
        <table:shapes>
          <draw:frame draw:z-index="0" draw:style-name="gr2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ce39"/>
        <table:table-column table:style-name="co3" table:default-cell-style-name="ce42"/>
        <table:table-column table:style-name="co3" table:default-cell-style-name="ce39"/>
        <table:table-column table:style-name="co11" table:default-cell-style-name="ce39"/>
        <table:table-column table:style-name="co12" table:default-cell-style-name="ce39"/>
        <table:table-column table:style-name="co11" table:number-columns-repeated="2" table:default-cell-style-name="ce39"/>
        <table:table-column table:style-name="co13" table:default-cell-style-name="ce39"/>
        <table:table-column table:style-name="co14" table:default-cell-style-name="ce39"/>
        <table:table-column table:style-name="co8" table:number-columns-repeated="1013" table:default-cell-style-name="Default"/>
        <table:table-row table:style-name="ro5">
          <table:table-cell table:style-name="ce39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39" table:number-columns-repeated="1013"/>
        </table:table-row>
        <table:table-row table:style-name="ro5">
          <table:table-cell office:value-type="string" calcext:value-type="string">
            <text:p>Début</text:p>
          </table:table-cell>
          <table:table-cell table:style-name="ce40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onception</text:p>
          </table:table-cell>
          <table:table-cell table:style-name="ce40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terface minimale</text:p>
          </table:table-cell>
          <table:table-cell table:style-name="ce40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Réalisation noyau minimal fonctionnel</text:p>
          </table:table-cell>
          <table:table-cell table:style-name="ce40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jout fonctionnalités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ssin à main levée méridienne</text:p>
          </table:table-cell>
          <table:table-cell table:style-name="ce40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0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Gestion de données</text:p>
          </table:table-cell>
          <table:table-cell table:style-name="ce40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0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jout des courbes par l'utilisateur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ocumentation, Aide utilisateur et tests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5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4"/>
          <table:table-cell table:style-name="ce40"/>
          <table:table-cell table:style-name="ce41"/>
          <table:table-cell table:number-columns-repeated="1018"/>
        </table:table-row>
        <table:table-row table:style-name="ro5">
          <table:table-cell table:number-columns-repeated="4"/>
          <table:table-cell table:style-name="ce44"/>
          <table:table-cell table:style-name="ce41"/>
          <table:table-cell table:number-columns-repeated="1018"/>
        </table:table-row>
        <table:table-row table:style-name="ro5" table:number-rows-repeated="8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6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5" table:number-rows-repeated="14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5"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_2.A1:Feuille1_2.G13">
          <table:sort>
            <table:sort-by table:field-number="3" table:data-type="automatic"/>
          </table:sort>
        </table:database-range>
        <table:database-range table:name="__Anonymous_Sheet_DB__1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0000-00-00T11:44:25.1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6-01-29T11:43:43.255000000</dc:date>
    <meta:editing-duration>PT3H34M40S</meta:editing-duration>
    <meta:editing-cycles>35</meta:editing-cycles>
    <meta:generator>LibreOffice/4.1.5.3$Windows_x86 LibreOffice_project/1c1366bba2ba2b554cd2ca4d87c06da81c05d24</meta:generator>
    <meta:document-statistic meta:table-count="2" meta:cell-count="284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1.D2:Feuille1.D13 Feuille1.F2:Feuille1.G13 Feuille1.G1:Feuille1.G1 Feuille1.J1:Feuille1.J13" chart:data-source-has-labels="both" svg:x="3.368cm" svg:y="2.356cm" svg:width="23.13cm" svg:height="15.384cm">
          <chartooo:coordinate-region svg:x="4.254cm" svg:y="2.356cm" svg:width="22.032cm" svg:height="14.684cm"/>
          <chart:axis chart:dimension="x" chart:name="primary-x" chart:style-name="ch5" chartooo:axis-type="auto">
            <chart:title svg:x="12.971cm" svg:y="18.122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1.93cm" svg:y="11.309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 draw:fit-to-size="false" draw:fit-to-contour="tru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svg:stroke-color="#ff0000" draw:textarea-horizontal-align="center" draw:textarea-vertical-align="middle"/>
    </style:style>
    <style:style style:name="gr4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T1" style:family="text">
      <style:text-properties fo:font-size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1.677cm" svg:height="21.878cm" xlink:href=".." xlink:type="simple" chart:class="chart:scatter" chart:style-name="ch1">
        <chart:title svg:x="14.577cm" svg:y="0.573cm" chart:style-name="ch2">
          <text:p>Avancement</text:p>
        </chart:title>
        <chart:legend chart:legend-position="end" svg:x="29.195cm" svg:y="10.365cm" style:legend-expansion="high" chart:style-name="ch3"/>
        <chart:plot-area chart:style-name="ch4" table:cell-range-address="Feuille1_2.C2:Feuille1_2.C12 Feuille1_2.I2:Feuille1_2.I12 Feuille1_2.M13:Feuille1_2.M13 Feuille1_2.L2:Feuille1_2.L12 Feuille1_2.E2:Feuille1_2.E13" chart:data-source-has-labels="both" svg:x="1.706cm" svg:y="2.707cm" svg:width="26.257cm" svg:height="17.577cm">
          <chartooo:coordinate-region svg:x="2.83cm" svg:y="2.92cm" svg:width="24.946cm" svg:height="16.691cm"/>
          <chart:axis chart:dimension="x" chart:name="primary-x" chart:style-name="ch5" chartooo:axis-type="auto">
            <chart:title svg:x="14.115cm" svg:y="20.722cm" chart:style-name="ch6">
              <text:p>Semaine</text:p>
            </chart:title>
            <chart:categories table:cell-range-address="Feuille1_2.C2:Feuille1_2.C12"/>
          </chart:axis>
          <chart:axis chart:dimension="y" chart:name="primary-y" chart:style-name="ch7">
            <chart:title svg:x="0.486cm" svg:y="12.478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_2.L2:Feuille1_2.L12" chart:label-cell-address="Feuille1_2.M13:Feuille1_2.M13" chart:class="chart:scatter">
            <chart:domain table:cell-range-address="Feuille1_2.I2:Feuille1_2.I12"/>
            <chart:data-point chart:repeated="11"/>
          </chart:series>
          <chart:series chart:style-name="ch11" chart:values-cell-range-address="Feuille1_2.E2:Feuille1_2.E12" chart:label-cell-address="Feuille1_2.E13:Feuille1_2.E13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rect draw:style-name="gr1" draw:text-style-name="P1" svg:width="5.018cm" svg:height="1.036cm" svg:x="3.369cm" svg:y="14.955cm">
          <text:p text:style-name="P1">2.Conception</text:p>
        </draw:rect>
        <draw:line draw:style-name="gr2" draw:text-style-name="P1" svg:x1="7.451cm" svg:y1="15.991cm" svg:x2="8.387cm" svg:y2="16.598cm">
          <text:p/>
        </draw:line>
        <draw:rect draw:style-name="gr1" draw:text-style-name="P1" svg:width="5.581cm" svg:height="2.01cm" svg:x="3.985cm" svg:y="10.14cm">
          <text:p text:style-name="P1">3.Réalisation noyau</text:p>
          <text:p text:style-name="P1">minimal fonctionnel</text:p>
        </draw:rect>
        <draw:line draw:style-name="gr2" draw:text-style-name="P1" svg:x1="12.309cm" svg:y1="11.046cm" svg:x2="9.566cm" svg:y2="11.023cm">
          <text:p/>
        </draw:line>
        <draw:rect draw:style-name="gr1" draw:text-style-name="P1" svg:width="4.299cm" svg:height="1.95cm" svg:x="3.882cm" svg:y="12.804cm">
          <text:p text:style-name="P1">4.Interface</text:p>
          <text:p text:style-name="P1">minimale</text:p>
        </draw:rect>
        <draw:line draw:style-name="gr2" draw:text-style-name="P1" svg:x1="11.436cm" svg:y1="15.034cm" svg:x2="8.215cm" svg:y2="13.44cm">
          <text:p/>
        </draw:line>
        <draw:rect draw:style-name="gr1" draw:text-style-name="P1" svg:width="10.357cm" svg:height="2.219cm" svg:x="15.116cm" svg:y="14.921cm">
          <text:p text:style-name="P1">5.Amélioration IHM</text:p>
          <text:p text:style-name="P1">Choix des courbes</text:p>
        </draw:rect>
        <draw:line draw:style-name="gr2" draw:text-style-name="P1" svg:x1="20.483cm" svg:y1="14.921cm" svg:x2="14.18cm" svg:y2="10.833cm">
          <text:p/>
        </draw:line>
        <draw:rect draw:style-name="gr1" draw:text-style-name="P1" svg:width="5.961cm" svg:height="1.939cm" svg:x="7.313cm" svg:y="7.724cm">
          <text:p text:style-name="P1">6.Ajout</text:p>
          <text:p text:style-name="P1">fonctionnalités</text:p>
        </draw:rect>
        <draw:line draw:style-name="gr2" draw:text-style-name="P1" svg:x1="15.178cm" svg:y1="9.609cm" svg:x2="13.274cm" svg:y2="8.839cm">
          <text:p/>
        </draw:line>
        <draw:rect draw:style-name="gr1" draw:text-style-name="P1" svg:width="7.902cm" svg:height="1.954cm" svg:x="18.334cm" svg:y="11.254cm">
          <text:p text:style-name="P1">7.Amélioration</text:p>
          <text:p text:style-name="P1">IHM Paramètres</text:p>
        </draw:rect>
        <draw:line draw:style-name="gr2" draw:text-style-name="P1" svg:x1="20.483cm" svg:y1="11.254cm" svg:x2="19.169cm" svg:y2="7.773cm">
          <text:p/>
        </draw:line>
        <draw:rect draw:style-name="gr1" draw:text-style-name="P1" svg:width="8.422cm" svg:height="1.958cm" svg:x="9.392cm" svg:y="5.274cm">
          <text:p text:style-name="P1">8.Dessin à main</text:p>
          <text:p text:style-name="P1">levée méridienne</text:p>
        </draw:rect>
        <draw:line draw:style-name="gr2" draw:text-style-name="P1" svg:x1="17.672cm" svg:y1="8.218cm" svg:x2="17.017cm" svg:y2="7.232cm">
          <text:p/>
        </draw:line>
        <draw:rect draw:style-name="gr1" draw:text-style-name="P1" svg:width="5.234cm" svg:height="1.985cm" svg:x="22.267cm" svg:y="8.38cm">
          <text:p text:style-name="P1">9.Gestion de</text:p>
          <text:p text:style-name="P1">données</text:p>
        </draw:rect>
        <draw:line draw:style-name="gr2" draw:text-style-name="P1" svg:x1="24.641cm" svg:y1="8.38cm" svg:x2="21.664cm" svg:y2="6.688cm">
          <text:p/>
        </draw:line>
        <draw:rect draw:style-name="gr1" draw:text-style-name="P1" svg:width="11.576cm" svg:height="2.034cm" svg:x="10.432cm" svg:y="1.815cm">
          <text:p text:style-name="P1">10.Amélioration de l'IHM </text:p>
          <text:p text:style-name="P1">Rentrer des formules</text:p>
        </draw:rect>
        <draw:line draw:style-name="gr2" draw:text-style-name="P1" svg:x1="20.648cm" svg:y1="3.849cm" svg:x2="21.414cm" svg:y2="5.557cm">
          <text:p/>
        </draw:line>
        <draw:rect draw:style-name="gr1" draw:text-style-name="P1" svg:width="7.382cm" svg:height="2.231cm" svg:x="24.122cm" svg:y="1.566cm">
          <text:p text:style-name="P1">11.Ajout des courbes</text:p>
          <text:p text:style-name="P1">par l'utilisateur</text:p>
        </draw:rect>
        <draw:line draw:style-name="gr2" draw:text-style-name="P1" svg:x1="25.577cm" svg:y1="3.797cm" svg:x2="24.034cm" svg:y2="5.005cm">
          <text:p/>
        </draw:line>
        <draw:line draw:style-name="gr3" draw:text-style-name="P1" svg:x1="18.438cm" svg:y1="10.116cm" svg:x2="19.859cm" svg:y2="11.254cm">
          <text:p/>
        </draw:line>
        <draw:custom-shape draw:style-name="gr4" draw:text-style-name="P2" svg:width="1.872cm" svg:height="0.975cm" svg:x="7.451cm" svg:y="16.132cm">
          <text:p><text:span text:style-name="T1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svg:width="1.872cm" svg:height="0.975cm" svg:x="11.298cm" svg:y="10.452cm">
          <text:p><text:span text:style-name="T1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svg:width="1.872cm" svg:height="0.975cm" svg:x="14.383cm" svg:y="9.31cm">
          <text:p><text:span text:style-name="T1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svg:width="1.872cm" svg:height="0.975cm" svg:x="18.126cm" svg:y="7.192cm">
          <text:p><text:span text:style-name="T1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svg:width="1.872cm" svg:height="0.975cm" svg:x="20.648cm" svg:y="5.175cm">
          <text:p><text:span text:style-name="T1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svg:width="1.872cm" svg:height="0.975cm" svg:x="23.152cm" svg:y="4.47cm">
          <text:p><text:span text:style-name="T1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13:Feuille1_2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13:Feuille1_2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euille1_2.C2:Feuille1_2.C12</svg:desc>
                </draw:g>
              </table:table-cell>
              <table:table-cell office:value-type="float" office:value="1">
                <text:p>1</text:p>
                <draw:g>
                  <svg:desc>Feuille1_2.I2:Feuille1_2.I12</svg:desc>
                </draw:g>
              </table:table-cell>
              <table:table-cell office:value-type="float" office:value="0.002">
                <text:p>0.002</text:p>
                <draw:g>
                  <svg:desc>Feuille1_2.L2:Feuille1_2.L12</svg:desc>
                </draw:g>
              </table:table-cell>
              <table:table-cell office:value-type="float" office:value="1">
                <text:p>1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0.202">
                <text:p>0.202</text:p>
              </table:table-cell>
              <table:table-cell office:value-type="float" office:value="9">
                <text:p>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0.312">
                <text:p>0.312</text:p>
              </table:table-cell>
              <table:table-cell office:value-type="float" office:value="14">
                <text:p>1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0.612">
                <text:p>0.612</text:p>
              </table:table-cell>
              <table:table-cell office:value-type="float" office:value="15">
                <text:p>1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0.632">
                <text:p>0.632</text:p>
              </table:table-cell>
              <table:table-cell office:value-type="float" office:value="18">
                <text:p>1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0.632">
                <text:p>0.632</text:p>
              </table:table-cell>
              <table:table-cell office:value-type="float" office:value="20">
                <text:p>2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0.632">
                <text:p>0.632</text:p>
              </table:table-cell>
              <table:table-cell office:value-type="float" office:value="24">
                <text:p>2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.682">
                <text:p>0.682</text:p>
              </table:table-cell>
              <table:table-cell office:value-type="float" office:value="26">
                <text:p>2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.682">
                <text:p>0.682</text:p>
              </table:table-cell>
              <table:table-cell office:value-type="float" office:value="30">
                <text:p>3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.682">
                <text:p>0.682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.682">
                <text:p>0.682</text:p>
              </table:table-cell>
              <table:table-cell office:value-type="float" office:value="34">
                <text:p>34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